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justify" fo:margin-bottom="10.00pt"/>
    </style:style>
  </office:automatic-styles>
  <office:body>
    <office:text>
      <text:p text:style-name="P1"><text:span text:style-name="T1">1. Explain the benefits of using Flutter over other cross-platform frameworks</text:span></text:p>
      <text:p text:style-name="P1"><text:span text:style-name="T1">Flutter, developed by Google, offers several advantages that make it stand out from other cross-platform frameworks like React Native, Xamarin, or Ionic:</text:span></text:p>
      <text:p text:style-name="P1"><text:span text:style-name="T1"/></text:p>
      <text:p text:style-name="P1"><text:span text:style-name="T2">=&gt;</text:span><text:span text:style-name="T3"><text:s/>Single Codebase for Multiple Platforms</text:span></text:p>
      <text:p text:style-name="P1"><text:span text:style-name="T3">Write one codebase and deploy it to Android, iOS, Web, Windows, macOS, and Linux.</text:span></text:p>
      <text:p text:style-name="P1"><text:span text:style-name="T3">Saves development time and cost.</text:span></text:p>
      <text:p text:style-name="P1"><text:span text:style-name="T3"/></text:p>
      <text:p text:style-name="P1"><text:span text:style-name="T3">=&gt; Native Performance</text:span></text:p>
      <text:p text:style-name="P1"><text:span text:style-name="T3">Flutter compiles to native ARM code using Dart, providing performance close to native apps.</text:span></text:p>
      <text:p text:style-name="P1"><text:span text:style-name="T3">It doesn’t rely on web views or interpreters like some other frameworks.</text:span></text:p>
      <text:p text:style-name="P1"><text:span text:style-name="T3"/></text:p>
      <text:p text:style-name="P1"><text:span text:style-name="T3">=&gt; Rich UI and Widgets</text:span></text:p>
      <text:p text:style-name="P1"><text:span text:style-name="T3">Comes with a wide range of pre-designed, customizable widgets that follow Material Design (Android) and Cupertino (iOS) standards.</text:span></text:p>
      <text:p text:style-name="P1"><text:span text:style-name="T3">Enables consistent UI across platforms.</text:span></text:p>
      <text:p text:style-name="P1"><text:span text:style-name="T3"/></text:p>
      <text:p text:style-name="P1"><text:span text:style-name="T4">=&gt;<text:s/></text:span><text:span text:style-name="T5"><text:s/>Hot Reload</text:span></text:p>
      <text:p text:style-name="P1"><text:span text:style-name="T5">Developers can see UI changes instantly without restarting the app.</text:span></text:p>
      <text:p text:style-name="P1"><text:span text:style-name="T5">Speeds up the development and debugging process.</text:span></text:p>
      <text:p text:style-name="P1"><text:span text:style-name="T5"/></text:p>
      <text:p text:style-name="P1"><text:span text:style-name="T6">=&gt;<text:s/></text:span><text:span text:style-name="T7"><text:s/>Strong Community &amp; Google Support</text:span></text:p>
      <text:p text:style-name="P1"><text:span text:style-name="T7">Regular updates and support from Google.</text:span></text:p>
      <text:p text:style-name="P1"><text:span text:style-name="T7">Large and active developer community with lots of packages and plugins.</text:span></text:p>
      <text:p text:style-name="P1"><text:span text:style-name="T7"/></text:p>
      <text:p text:style-name="P1"><text:span text:style-name="T8">=&gt;<text:s/></text:span><text:span text:style-name="T9"><text:s/>Customizable and Flexible</text:span></text:p>
      <text:p text:style-name="P1"><text:span text:style-name="T9">Flutter allows deep customization of UI and animations.</text:span></text:p>
      <text:p text:style-name="P1"><text:span text:style-name="T9">Gives control over every pixel on the screen.</text:span></text:p>
      <text:p text:style-name="P1"><text:span text:style-name="T9"/></text:p>
      <text:p text:style-name="P1"><text:span text:style-name="T9">2. Describe the role of Dart in Flutter. What are its advantages for mobile development?</text:span></text:p>
      <text:p text:style-name="P1"><text:span text:style-name="T9"/></text:p>
      <text:p text:style-name="P1"><text:span text:style-name="T9">Dart is the programming language used to build Flutter apps. Developed by Google, Dart is optimized for building mobile, web, and server apps.</text:span></text:p>
      <text:p text:style-name="P1"><text:span text:style-name="T9"/></text:p>
      <text:p text:style-name="P1"><text:span text:style-name="T10">=&gt;<text:s/></text:span><text:span text:style-name="T11"><text:s/>Role of Dart in Flutter:</text:span></text:p>
      <text:p text:style-name="P1"><text:span text:style-name="T11"/></text:p>
      <text:p text:style-name="P1"><text:span text:style-name="T11">Dart is used to write all Flutter code, from app logic to UI.</text:span></text:p>
      <text:p text:style-name="P1"><text:span text:style-name="T11">It compiles to native ARM or x64 machine code, enabling high performance on mobile devices.</text:span></text:p>
      <text:p text:style-name="P1"><text:span text:style-name="T11">Supports both ahead-of-time (AOT) and just-in-time (JIT) compilation.</text:span></text:p>
      <text:p text:style-name="P1"><text:span text:style-name="T11"/></text:p>
      <text:p text:style-name="P1"><text:span text:style-name="T12">=&gt;<text:s/></text:span><text:span text:style-name="T13">Advantages of Dart for Mobile Development:</text:span></text:p>
      <text:p text:style-name="P1"><text:span text:style-name="T13"/></text:p>
      <text:p text:style-name="P1"><text:span text:style-name="T13">Fast Compilation</text:span></text:p>
      <text:p text:style-name="P1"><text:span text:style-name="T13">AOT helps in faster app startup and execution.</text:span></text:p>
      <text:p text:style-name="P1"><text:span text:style-name="T13">JIT allows for hot reload during development.</text:span></text:p>
      <text:p text:style-name="P1"><text:span text:style-name="T13">Object-Oriented</text:span></text:p>
      <text:p text:style-name="P1"><text:span text:style-name="T13">Familiar to developers from Java, C++, or C# backgrounds.</text:span></text:p>
      <text:p text:style-name="P1"><text:span text:style-name="T13">Makes it easier to learn and write clean, modular code.</text:span></text:p>
      <text:p text:style-name="P1"><text:span text:style-name="T13">Null Safety</text:span></text:p>
      <text:p text:style-name="P1"><text:span text:style-name="T13">Helps avoid null reference errors at compile time.</text:span></text:p>
      <text:p text:style-name="P1"><text:span text:style-name="T13">Easy to Learn</text:span></text:p>
      <text:p text:style-name="P1"><text:span text:style-name="T13">Clean and concise syntax, ideal for beginners and experienced developers alike.</text:span></text:p>
      <text:p text:style-name="P1"><text:span text:style-name="T13">UI as Code</text:span></text:p>
      <text:p text:style-name="P1"><text:span text:style-name="T13">Dart allows building UI declaratively, making the UI code readable and maintainable.</text:span></text:p>
      <text:p text:style-name="P1"><text:span text:style-name="T13"/></text:p>
      <text:p text:style-name="P1"><text:span text:style-name="T13">3. Outline the steps to set up a Flutter development environment</text:span></text:p>
      <text:p text:style-name="P1"><text:span text:style-name="T13">Here's how to get started with Flutter development:</text:span></text:p>
      <text:p text:style-name="P1"><text:span text:style-name="T13"/></text:p>
      <text:p text:style-name="P1"><text:span text:style-name="T13"><text:s/>Step 1: Install Flutter SDK</text:span></text:p>
      <text:p text:style-name="P1"><text:span text:style-name="T13">Go to:<text:s/></text:span><text:a xlink:href="https://flutter.dev"><text:span text:style-name="T14">https://flutter.dev</text:span></text:a><text:span text:style-name="T15"/></text:p>
      <text:p text:style-name="P1"><text:span text:style-name="T15">Download the SDK for your OS (Windows, macOS, Linux).</text:span></text:p>
      <text:p text:style-name="P1"><text:span text:style-name="T15">Extract and add the Flutter bin folder to your PATH environment variable.</text:span></text:p>
      <text:p text:style-name="P1"><text:span text:style-name="T15"/></text:p>
      <text:p text:style-name="P1"><text:span text:style-name="T15"><text:s/>Step 2: Install an Editor</text:span></text:p>
      <text:p text:style-name="P1"><text:span text:style-name="T15">Use any of the following:</text:span></text:p>
      <text:p text:style-name="P1"><text:span text:style-name="T15">Android Studio (recommended for full Android support)</text:span></text:p>
      <text:p text:style-name="P1"><text:span text:style-name="T15">VS Code (lightweight and fast)</text:span></text:p>
      <text:p text:style-name="P1"><text:span text:style-name="T15">IntelliJ IDEA</text:span></text:p>
      <text:p text:style-name="P1"><text:span text:style-name="T15"><text:s/>Step 3: Install Flutter and Dart Plugins</text:span></text:p>
      <text:p text:style-name="P1"><text:span text:style-name="T15"/></text:p>
      <text:p text:style-name="P1"><text:span text:style-name="T15">For VS Code: Install Flutter and Dart extensions from the Extensions Marketplace.</text:span></text:p>
      <text:p text:style-name="P1"><text:span text:style-name="T15">For Android Studio: Go to Plugins &gt; Marketplace and search for Flutter (Dart gets installed automatically).</text:span></text:p>
      <text:p text:style-name="P1"><text:span text:style-name="T15">Step 4: Run Flutter Doctor</text:span></text:p>
      <text:p text:style-name="P1"><text:span text:style-name="T15">Open terminal and run:</text:span></text:p>
      <text:p text:style-name="P1"><text:span text:style-name="T15">flutter doctor</text:span></text:p>
      <text:p text:style-name="P1"><text:span text:style-name="T15">This command checks your environment setup and shows what’s missing (like Android SDK, emulators, etc.).</text:span></text:p>
      <text:p text:style-name="P1"><text:span text:style-name="T15"><text:s/>Step 5: Set up a Device</text:span></text:p>
      <text:p text:style-name="P1"><text:span text:style-name="T15">Use:</text:span></text:p>
      <text:p text:style-name="P1"><text:span text:style-name="T15">A physical device (enable Developer Mode and USB debugging).</text:span></text:p>
      <text:p text:style-name="P1"><text:span text:style-name="T15">An Android emulator or iOS simulator (macOS only).</text:span></text:p>
      <text:p text:style-name="P1"><text:span text:style-name="T15"><text:s/>Step 6: Create and Run a New Project</text:span></text:p>
      <text:p text:style-name="P1"><text:span text:style-name="T15">flutter create my_app</text:span></text:p>
      <text:p text:style-name="P1"><text:span text:style-name="T15">cd my_app</text:span></text:p>
      <text:p text:style-name="P1"><text:span text:style-name="T15">flutter run</text:span></text:p>
      <text:p text:style-name="P1"><text:span text:style-name="T15"/></text:p>
      <text:p text:style-name="P1"><text:span text:style-name="T15">4. Describe the basic Flutter app structure, explaining main.dart, the main() function, and the widget tree</text:span></text:p>
      <text:p text:style-name="P1"><text:span text:style-name="T15"><text:s/>1. main.dart File</text:span></text:p>
      <text:p text:style-name="P1"><text:span text:style-name="T15">It’s the entry point of every Flutter application.</text:span></text:p>
      <text:p text:style-name="P1"><text:span text:style-name="T15">Located in the lib/ folder of the Flutter project.</text:span></text:p>
      <text:p text:style-name="P1"><text:span text:style-name="T15"><text:s/>2. main() Function</text:span></text:p>
      <text:p text:style-name="P1"><text:span text:style-name="T15">The app starts executing from here.</text:span></text:p>
      <text:p text:style-name="P1"><text:span text:style-name="T15">void main() {</text:span></text:p>
      <text:p text:style-name="P1"><text:span text:style-name="T15"><text:s text:c="2"/>runApp(MyApp());</text:span></text:p>
      <text:p text:style-name="P1"><text:span text:style-name="T15">}</text:span></text:p>
      <text:p text:style-name="P1"><text:span text:style-name="T15"/></text:p>
      <text:p text:style-name="P1"><text:span text:style-name="T15">The runApp() function takes a Widget and makes it the root of the widget tree.</text:span></text:p>
      <text:p text:style-name="P1"><text:span text:style-name="T15"><text:s/>3. MyApp Widget</text:span></text:p>
      <text:p text:style-name="P1"><text:span text:style-name="T15">Typically a StatelessWidget that returns a MaterialApp or CupertinoApp.</text:span></text:p>
      <text:p text:style-name="P1"><text:span text:style-name="T15"/></text:p>
      <text:p text:style-name="P1"><text:span text:style-name="T15">class MyApp extends StatelessWidget {</text:span></text:p>
      <text:p text:style-name="P1"><text:span text:style-name="T15"><text:s text:c="2"/>@override</text:span></text:p>
      <text:p text:style-name="P1"><text:span text:style-name="T15"><text:s text:c="2"/>Widget build(BuildContext context) {</text:span></text:p>
      <text:p text:style-name="P1"><text:span text:style-name="T15"><text:s text:c="4"/>return MaterialApp(</text:span></text:p>
      <text:p text:style-name="P1"><text:span text:style-name="T15"><text:s text:c="6"/>title: 'Flutter Demo',</text:span></text:p>
      <text:p text:style-name="P1"><text:span text:style-name="T15"><text:s text:c="6"/>home: MyHomePage(),</text:span></text:p>
      <text:p text:style-name="P1"><text:span text:style-name="T15"><text:s text:c="4"/>);</text:span></text:p>
      <text:p text:style-name="P1"><text:span text:style-name="T15"><text:s text:c="2"/>}</text:span></text:p>
      <text:p text:style-name="P1"><text:span text:style-name="T15">}</text:span></text:p>
      <text:p text:style-name="P1"><text:span text:style-name="T15"/></text:p>
      <text:p text:style-name="P1"><text:span text:style-name="T15"><text:s/>4. Widget Tree</text:span></text:p>
      <text:p text:style-name="P1"><text:span text:style-name="T15">Flutter’s UI is built using a tree of widgets.</text:span></text:p>
      <text:p text:style-name="P1"><text:span text:style-name="T15">Every screen and UI component is a widget.</text:span></text:p>
      <text:p text:style-name="P1"><text:span text:style-name="T15">The tree starts from runApp() and grows downward, e.g.:</text:span></text:p>
      <text:p text:style-name="P1"><text:span text:style-name="T15">runApp</text:span></text:p>
      <text:p text:style-name="P1"><text:span text:style-name="T15"><text:s/></text:span><text:span text:style-name="T16">└──</text:span><text:span text:style-name="T17"><text:s/>MaterialApp</text:span></text:p>
      <text:p text:style-name="P1"><text:span text:style-name="T17"><text:s text:c="6"/></text:span><text:span text:style-name="T18">└──</text:span><text:span text:style-name="T19"><text:s/>Scaffold</text:span></text:p>
      <text:p text:style-name="P1"><text:span text:style-name="T19"><text:s text:c="11"/></text:span><text:span text:style-name="T20">├──</text:span><text:span text:style-name="T21"><text:s/>AppBar</text:span></text:p>
      <text:p text:style-name="P1"><text:span text:style-name="T21"><text:s text:c="11"/></text:span><text:span text:style-name="T22">└──</text:span><text:span text:style-name="T23"><text:s/>Body</text:span></text:p>
      <text:p text:style-name="P1"><text:span text:style-name="T23"><text:s text:c="15"/></text:span><text:span text:style-name="T24">└──</text:span><text:span text:style-name="T25"><text:s/>Column</text:span></text:p>
      <text:p text:style-name="P1"><text:span text:style-name="T25"><text:s text:c="20"/></text:span><text:span text:style-name="T26">├──</text:span><text:span text:style-name="T27"><text:s/>Text</text:span></text:p>
      <text:p text:style-name="P1"><text:span text:style-name="T27"><text:s text:c="20"/></text:span><text:span text:style-name="T28">└──</text:span><text:span text:style-name="T29"><text:s/>RaisedButton</text:span></text:p>
      <text:p text:style-name="P1"><text:span text:style-name="T29"/></text:p>
      <text:p text:style-name="P1"><text:span text:style-name="T29">Widgets are either:</text:span></text:p>
      <text:p text:style-name="P1"><text:span text:style-name="T29">Stateless: Immutable UI (e.g., static pages).</text:span></text:p>
      <text:p text:style-name="P1"><text:span text:style-name="T29">Stateful: UI that can change over time (e.g., counter, form inputs).</text:span></text:p>
      <text:p text:style-name="P1"><text:span text:style-name="T29">Let me know if you’d like this formatted into a PDF or Word document for easy submission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